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 Nova" svg:font-family="'Proxima No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04a8" officeooo:paragraph-rsid="001404a8"/>
    </style:style>
    <style:style style:name="P2" style:family="paragraph" style:parent-style-name="Standard">
      <style:text-properties officeooo:rsid="001404a8" officeooo:paragraph-rsid="001ffc15"/>
    </style:style>
    <style:style style:name="P3" style:family="paragraph" style:parent-style-name="Standard">
      <style:text-properties officeooo:rsid="0014373a" officeooo:paragraph-rsid="0014373a"/>
    </style:style>
    <style:style style:name="P4" style:family="paragraph" style:parent-style-name="Standard">
      <style:text-properties officeooo:rsid="0015f3af" officeooo:paragraph-rsid="0015f3af"/>
    </style:style>
    <style:style style:name="P5" style:family="paragraph" style:parent-style-name="Standard">
      <style:text-properties officeooo:rsid="0016c9be" officeooo:paragraph-rsid="0016c9be"/>
    </style:style>
    <style:style style:name="P6" style:family="paragraph" style:parent-style-name="Standard">
      <style:text-properties officeooo:rsid="00182486" officeooo:paragraph-rsid="00182486"/>
    </style:style>
    <style:style style:name="P7" style:family="paragraph" style:parent-style-name="Standard">
      <style:text-properties officeooo:rsid="0018f60b" officeooo:paragraph-rsid="0018f60b"/>
    </style:style>
    <style:style style:name="P8" style:family="paragraph" style:parent-style-name="Standard">
      <style:text-properties officeooo:rsid="00195085" officeooo:paragraph-rsid="00195085"/>
    </style:style>
    <style:style style:name="P9" style:family="paragraph" style:parent-style-name="Standard">
      <style:text-properties officeooo:rsid="001a52f2" officeooo:paragraph-rsid="001a52f2"/>
    </style:style>
    <style:style style:name="P10" style:family="paragraph" style:parent-style-name="Standard">
      <style:text-properties officeooo:rsid="001a5b91" officeooo:paragraph-rsid="001a5b91"/>
    </style:style>
    <style:style style:name="P11" style:family="paragraph" style:parent-style-name="Standard">
      <style:text-properties officeooo:rsid="001cbaa8" officeooo:paragraph-rsid="001cbaa8"/>
    </style:style>
    <style:style style:name="P12" style:family="paragraph" style:parent-style-name="Standard">
      <style:text-properties officeooo:rsid="001d2cc0" officeooo:paragraph-rsid="001d2cc0"/>
    </style:style>
    <style:style style:name="P13" style:family="paragraph" style:parent-style-name="Standard">
      <style:text-properties officeooo:rsid="001ffc15" officeooo:paragraph-rsid="001ffc15"/>
    </style:style>
    <style:style style:name="P14" style:family="paragraph" style:parent-style-name="Standard">
      <style:text-properties fo:font-weight="bold" officeooo:rsid="001ffc15" officeooo:paragraph-rsid="001ffc15" style:font-weight-asian="bold" style:font-weight-complex="bold"/>
    </style:style>
    <style:style style:name="P15" style:family="paragraph" style:parent-style-name="Standard">
      <style:text-properties fo:font-weight="bold" officeooo:rsid="0015f3af" officeooo:paragraph-rsid="0015f3af" style:font-weight-asian="bold" style:font-weight-complex="bold"/>
    </style:style>
    <style:style style:name="P16" style:family="paragraph" style:parent-style-name="Standard">
      <style:text-properties fo:font-weight="bold" officeooo:rsid="00182486" officeooo:paragraph-rsid="00182486" style:font-weight-asian="bold" style:font-weight-complex="bold"/>
    </style:style>
    <style:style style:name="P17" style:family="paragraph" style:parent-style-name="Standard">
      <style:text-properties fo:font-weight="bold" officeooo:rsid="001a52f2" officeooo:paragraph-rsid="001a52f2" style:font-weight-asian="bold" style:font-weight-complex="bold"/>
    </style:style>
    <style:style style:name="P18" style:family="paragraph" style:parent-style-name="Standard">
      <style:text-properties fo:font-weight="bold" officeooo:rsid="0014373a" officeooo:paragraph-rsid="0014373a" style:font-weight-asian="bold" style:font-weight-complex="bold"/>
    </style:style>
    <style:style style:name="P19" style:family="paragraph" style:parent-style-name="Standard">
      <style:text-properties fo:font-size="20pt" fo:font-weight="bold" officeooo:rsid="001404a8" officeooo:paragraph-rsid="001404a8" style:font-size-asian="20pt" style:font-weight-asian="bold" style:font-size-complex="20pt" style:font-weight-complex="bold"/>
    </style:style>
    <style:style style:name="P20" style:family="paragraph" style:parent-style-name="Standard">
      <style:text-properties officeooo:rsid="00213131" officeooo:paragraph-rsid="00213131"/>
    </style:style>
    <style:style style:name="P21" style:family="paragraph" style:parent-style-name="Standard" style:list-style-name="L1">
      <style:text-properties officeooo:paragraph-rsid="001ffc15"/>
    </style:style>
    <style:style style:name="P22" style:family="paragraph" style:parent-style-name="Standard" style:list-style-name="L1">
      <style:text-properties officeooo:rsid="000d073c" officeooo:paragraph-rsid="001ffc15"/>
    </style:style>
    <style:style style:name="P23" style:family="paragraph" style:parent-style-name="Standard" style:list-style-name="L2">
      <style:text-properties officeooo:rsid="0014373a" officeooo:paragraph-rsid="0014373a"/>
    </style:style>
    <style:style style:name="P24" style:family="paragraph" style:parent-style-name="Standard" style:list-style-name="L2">
      <style:text-properties officeooo:rsid="0015f3af" officeooo:paragraph-rsid="0015f3af"/>
    </style:style>
    <style:style style:name="P25" style:family="paragraph" style:parent-style-name="Standard" style:list-style-name="L3">
      <style:text-properties officeooo:rsid="0015f3af" officeooo:paragraph-rsid="0015f3af"/>
    </style:style>
    <style:style style:name="P26" style:family="paragraph" style:parent-style-name="Standard" style:list-style-name="L3">
      <style:text-properties officeooo:rsid="0015f3af" officeooo:paragraph-rsid="0016c9be"/>
    </style:style>
    <style:style style:name="P27" style:family="paragraph" style:parent-style-name="Standard" style:list-style-name="L2">
      <style:text-properties officeooo:rsid="001cbaa8" officeooo:paragraph-rsid="001cbaa8"/>
    </style:style>
    <style:style style:name="P28" style:family="paragraph" style:parent-style-name="Standard" style:list-style-name="L3">
      <style:text-properties officeooo:rsid="0016c9be" officeooo:paragraph-rsid="0016c9be"/>
    </style:style>
    <style:style style:name="P29" style:family="paragraph" style:parent-style-name="Standard" style:list-style-name="L3">
      <style:text-properties officeooo:rsid="00228ce4" officeooo:paragraph-rsid="00228ce4"/>
    </style:style>
    <style:style style:name="P30" style:family="paragraph" style:parent-style-name="Standard" style:list-style-name="L4">
      <style:text-properties officeooo:rsid="00182486" officeooo:paragraph-rsid="00182486"/>
    </style:style>
    <style:style style:name="P31" style:family="paragraph" style:parent-style-name="Standard" style:list-style-name="L5">
      <style:text-properties officeooo:rsid="00195085" officeooo:paragraph-rsid="00195085"/>
    </style:style>
    <style:style style:name="P32" style:family="paragraph" style:parent-style-name="Standard" style:list-style-name="L6">
      <style:text-properties officeooo:rsid="00195085" officeooo:paragraph-rsid="00195085"/>
    </style:style>
    <style:style style:name="P33" style:family="paragraph" style:parent-style-name="Standard" style:list-style-name="L7">
      <style:text-properties officeooo:rsid="00195085" officeooo:paragraph-rsid="00195085"/>
    </style:style>
    <style:style style:name="P34" style:family="paragraph" style:parent-style-name="Standard" style:list-style-name="L8">
      <style:text-properties officeooo:rsid="001a5b91" officeooo:paragraph-rsid="001a5b91"/>
    </style:style>
    <style:style style:name="P35" style:family="paragraph" style:parent-style-name="Standard" style:list-style-name="L8">
      <style:text-properties officeooo:rsid="001a5b91" officeooo:paragraph-rsid="001b608f"/>
    </style:style>
    <style:style style:name="P36" style:family="paragraph" style:parent-style-name="Standard" style:list-style-name="L9">
      <style:text-properties officeooo:rsid="001a52f2" officeooo:paragraph-rsid="001a52f2"/>
    </style:style>
    <style:style style:name="P37" style:family="paragraph" style:parent-style-name="Standard" style:list-style-name="L9">
      <style:text-properties officeooo:rsid="001e2951" officeooo:paragraph-rsid="001e2951"/>
    </style:style>
    <style:style style:name="P38" style:family="paragraph" style:parent-style-name="Standard" style:list-style-name="L9">
      <style:text-properties officeooo:rsid="001ffc15" officeooo:paragraph-rsid="001ffc15"/>
    </style:style>
    <style:style style:name="P39" style:family="paragraph" style:parent-style-name="Standard">
      <style:text-properties officeooo:rsid="001ffc15" officeooo:paragraph-rsid="001ffc15"/>
    </style:style>
    <style:style style:name="P40" style:family="paragraph" style:parent-style-name="Standard">
      <style:text-properties fo:font-weight="bold" officeooo:rsid="0024cd3e" officeooo:paragraph-rsid="0024cd3e" style:font-weight-asian="bold" style:font-weight-complex="bold"/>
    </style:style>
    <style:style style:name="P41" style:family="paragraph" style:parent-style-name="Standard">
      <style:text-properties fo:font-weight="bold" officeooo:rsid="00257fd7" officeooo:paragraph-rsid="00257fd7" style:font-weight-asian="bold" style:font-weight-complex="bold"/>
    </style:style>
    <style:style style:name="P42" style:family="paragraph" style:parent-style-name="Standard">
      <style:text-properties fo:font-weight="bold" officeooo:rsid="001a52f2" officeooo:paragraph-rsid="001a52f2" style:font-weight-asian="bold" style:font-weight-complex="bold"/>
    </style:style>
    <style:style style:name="P43" style:family="paragraph" style:parent-style-name="Standard">
      <style:text-properties fo:font-weight="normal" officeooo:rsid="0024cd3e" officeooo:paragraph-rsid="0024cd3e" style:font-weight-asian="normal" style:font-weight-complex="normal"/>
    </style:style>
    <style:style style:name="P44" style:family="paragraph" style:parent-style-name="Standard" style:list-style-name="L10">
      <style:text-properties fo:font-weight="normal" officeooo:rsid="0024cd3e" officeooo:paragraph-rsid="0024cd3e" style:font-weight-asian="normal" style:font-weight-complex="normal"/>
    </style:style>
    <style:style style:name="P45" style:family="paragraph" style:parent-style-name="Standard" style:list-style-name="L12">
      <style:text-properties fo:font-weight="normal" officeooo:rsid="0026ffe8" officeooo:paragraph-rsid="0026ffe8" style:font-weight-asian="normal" style:font-weight-complex="normal"/>
    </style:style>
    <style:style style:name="P46" style:family="paragraph" style:parent-style-name="Standard" style:list-style-name="L14">
      <style:text-properties fo:font-weight="normal" officeooo:rsid="0026ffe8" officeooo:paragraph-rsid="0026ffe8" style:font-weight-asian="normal" style:font-weight-complex="normal"/>
    </style:style>
    <style:style style:name="P47" style:family="paragraph" style:parent-style-name="Standard">
      <style:text-properties fo:font-weight="normal" officeooo:rsid="0026ffe8" officeooo:paragraph-rsid="00257fd7" style:font-weight-asian="normal" style:font-weight-complex="normal"/>
    </style:style>
    <style:style style:name="P48" style:family="paragraph" style:parent-style-name="Standard" style:list-style-name="L15">
      <style:text-properties fo:font-weight="normal" officeooo:rsid="0026ffe8" officeooo:paragraph-rsid="00257fd7" style:font-weight-asian="normal" style:font-weight-complex="normal"/>
    </style:style>
    <style:style style:name="P49" style:family="paragraph" style:parent-style-name="Standard">
      <style:text-properties officeooo:rsid="0018f60b" officeooo:paragraph-rsid="0018f60b"/>
    </style:style>
    <style:style style:name="P50" style:family="paragraph" style:parent-style-name="Standard" style:list-style-name="L15">
      <style:text-properties officeooo:paragraph-rsid="00257fd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weight="normal" officeooo:rsid="0026ffe8" style:font-weight-asian="normal" style:font-weight-complex="normal"/>
    </style:style>
    <style:style style:name="T4" style:family="text">
      <style:text-properties officeooo:rsid="0016c9be"/>
    </style:style>
    <style:style style:name="T5" style:family="text">
      <style:text-properties fo:font-weight="bold" style:font-weight-asian="bold" style:font-weight-complex="bold"/>
    </style:style>
    <style:style style:name="T6" style:family="text">
      <style:text-properties fo:font-weight="bold" officeooo:rsid="001ffc15" style:font-weight-asian="bold" style:font-weight-complex="bold"/>
    </style:style>
    <style:style style:name="T7" style:family="text">
      <style:text-properties fo:font-weight="bold" officeooo:rsid="000d073c" style:font-weight-asian="bold" style:font-weight-complex="bold"/>
    </style:style>
    <style:style style:name="T8" style:family="text">
      <style:text-properties officeooo:rsid="001a52f2"/>
    </style:style>
    <style:style style:name="T9" style:family="text">
      <style:text-properties officeooo:rsid="001ffc15"/>
    </style:style>
    <style:style style:name="T10" style:family="text">
      <style:text-properties officeooo:rsid="000d073c"/>
    </style:style>
    <style:style style:name="T11" style:family="text">
      <style:text-properties officeooo:rsid="0028d7da"/>
    </style:style>
    <style:style style:name="T12" style:family="text">
      <style:text-properties officeooo:rsid="002bfd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urse: Distributed Systems</text:p>
      <text:p text:style-name="P13">Teacher: Shabbir Mukhi</text:p>
      <text:p text:style-name="P13"/>
      <text:p text:style-name="P13">Name: Hasan Imran</text:p>
      <text:p text:style-name="P13">ERP: 11459</text:p>
      <text:p text:style-name="P13"/>
      <text:p text:style-name="P13">Project: Distributed File Server</text:p>
      <text:p text:style-name="P1"/>
      <text:p text:style-name="P19"/>
      <text:p text:style-name="P19">Project Report</text:p>
      <text:p text:style-name="P1"/>
      <text:p text:style-name="P14"/>
      <text:p text:style-name="P14">Introduction:</text:p>
      <text:p text:style-name="P13"/>
      <text:p text:style-name="P1">This project is written in Python 3.6</text:p>
      <text:p text:style-name="P1"/>
      <text:p text:style-name="P2">It was written on a <text:span text:style-name="T9">Linux</text:span> Machine <text:span text:style-name="T9">(Ubuntu)</text:span>. </text:p>
      <text:p text:style-name="P2"/>
      <text:p text:style-name="P2">This project uses sockets to send information between servers and <text:span text:style-name="T9">clients.</text:span></text:p>
      <text:p text:style-name="P2"/>
      <text:p text:style-name="P20">Link to GitHub for my project: <text:a xlink:type="simple" xlink:href="https://github.com/hasanimran96/Project-Distributed-File-System" text:style-name="Internet_20_link" text:visited-style-name="Visited_20_Internet_20_Link">https://github.com/hasanimran96/Project-Distributed-File-System</text:a> </text:p>
      <text:p text:style-name="P1"/>
      <text:p text:style-name="P14"/>
      <text:p text:style-name="P14">Dependencies:</text:p>
      <text:p text:style-name="P13"/>
      <text:p text:style-name="P13">To run the project, do the following:</text:p>
      <text:p text:style-name="P13"/>
      <text:list xml:id="list213405197" text:style-name="L1">
        <text:list-item>
          <text:p text:style-name="P22">create a folder where you want to store the files of the server.</text:p>
        </text:list-item>
        <text:list-item>
          <text:p text:style-name="P21"><text:span text:style-name="T10">Open </text:span><text:span text:style-name="T7">server.py</text:span><text:span text:style-name="T10"> and update the directory of </text:span><text:span text:style-name="T7">root</text:span><text:span text:style-name="T10"> to where the folder is</text:span></text:p>
        </text:list-item>
        <text:list-item>
          <text:p text:style-name="P22">configure the <text:span text:style-name="T9">i</text:span>ps of the other two servers in <text:span text:style-name="T6">server_to_connect </text:span></text:p>
        </text:list-item>
        <text:list-item>
          <text:p text:style-name="P22">Run <text:span text:style-name="T9">file server</text:span> in a separate directory - <text:span text:style-name="T5">python</text:span><text:span text:style-name="T6">3</text:span><text:span text:style-name="T5"> </text:span><text:span text:style-name="T6">s</text:span><text:span text:style-name="T5">erver.py</text:span></text:p>
        </text:list-item>
        <text:list-item>
          <text:p text:style-name="P22">if you are running the server and client on the same machine then keep the folders separate for client and for server</text:p>
        </text:list-item>
        <text:list-item>
          <text:p text:style-name="P22">Open <text:span text:style-name="T5">client.py</text:span> and update the directory of <text:span text:style-name="T6">root</text:span> to where the client folder is</text:p>
        </text:list-item>
        <text:list-item>
          <text:p text:style-name="P22">Run <text:span text:style-name="T9">client</text:span> in a separate directory - <text:span text:style-name="T5">python</text:span><text:span text:style-name="T6">3</text:span><text:span text:style-name="T5"> </text:span><text:span text:style-name="T6">client</text:span><text:span text:style-name="T5">.py</text:span></text:p>
        </text:list-item>
      </text:lis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Commands:</text:p>
      <text:p text:style-name="P3"/>
      <text:list xml:id="list3388230665" text:style-name="L2">
        <text:list-item>
          <text:p text:style-name="P23">Create: create [file_name] → checks if the file exists in all servers, if no then creates file</text:p>
          <text:p text:style-name="P23"/>
        </text:list-item>
        <text:list-item>
          <text:p text:style-name="P23">Read: read [file_name] → reads from given file if it exists</text:p>
          <text:p text:style-name="P23"/>
        </text:list-item>
        <text:list-item>
          <text:p text:style-name="P23">Write: write [file_name] *[message] → overwrites the given file with the message if it exists</text:p>
          <text:p text:style-name="P23">*first will check if file exists, it yes then ask for message </text:p>
        </text:list-item>
      </text:list>
      <text:p text:style-name="P3"/>
      <text:p text:style-name="P11">edited: changed the code to open the file directly in leap-pad editor</text:p>
      <text:list xml:id="list231837125808735" text:continue-numbering="true" text:style-name="L2">
        <text:list-header>
          <text:p text:style-name="P23"/>
        </text:list-header>
        <text:list-item>
          <text:p text:style-name="P23">Append: append [file_name] → appends the given file with the message if it exists</text:p>
        </text:list-item>
      </text:list>
      <text:p text:style-name="P3"/>
      <text:p text:style-name="P11">edited: changed the code to open the file directly in leap-pad editor</text:p>
      <text:list xml:id="list231836542562203" text:continue-numbering="true" text:style-name="L2">
        <text:list-header>
          <text:p text:style-name="P23"/>
        </text:list-header>
        <text:list-item>
          <text:p text:style-name="P23">Delete: delete [file_name] → deletes the given file if it exists</text:p>
          <text:p text:style-name="P23"/>
        </text:list-item>
        <text:list-item>
          <text:p text:style-name="P24">List: list → lists all the files in all the servers</text:p>
          <text:p text:style-name="P24"/>
        </text:list-item>
        <text:list-item>
          <text:p text:style-name="P27">Exit: exit → terminates the clien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oft-page-break/>Scenario<text:span text:style-name="T4">s</text:span>:</text:p>
      <text:p text:style-name="P4"/>
      <text:list xml:id="list2493426207" text:style-name="L3">
        <text:list-item>
          <text:p text:style-name="P25">Create:</text:p>
          <text:list>
            <text:list-item>
              <text:p text:style-name="P25">user will enter the command <text:span text:style-name="T1">create hasan.txt</text:span></text:p>
            </text:list-item>
            <text:list-item>
              <text:p text:style-name="P25">command will be sent to server</text:p>
            </text:list-item>
            <text:list-item>
              <text:p text:style-name="P25">server will check the file_name in global file list</text:p>
              <text:list>
                <text:list-item>
                  <text:p text:style-name="P25">if the file exists the server will give a message to the user saying a file with this name already exists</text:p>
                </text:list-item>
                <text:list-item>
                  <text:p text:style-name="P25">if the file_name is not in the list, the server will create the file in the server (perfect scenario → <text:span text:style-name="T2">the server will use the cost function to find the best server to create the file and also replicate the file to another server.)</text:span></text:p>
                </text:list-item>
              </text:list>
            </text:list-item>
            <text:list-item>
              <text:p text:style-name="P25">once the file is created server will update the global file list and send message to the user that the file has been created successfully.</text:p>
            </text:list-item>
          </text:list>
        </text:list-item>
        <text:list-item>
          <text:p text:style-name="P25">Write:</text:p>
          <text:list>
            <text:list-item>
              <text:p text:style-name="P25">user will enter the command <text:span text:style-name="T1">write hasan.txt</text:span></text:p>
            </text:list-item>
            <text:list-item>
              <text:p text:style-name="P25">command will be sent to server</text:p>
            </text:list-item>
            <text:list-item>
              <text:p text:style-name="P26">server will check the file_name in global file list</text:p>
              <text:list>
                <text:list-item>
                  <text:p text:style-name="P26">if the file exists <text:span text:style-name="T4">the server will then check where the file exists</text:span></text:p>
                  <text:list>
                    <text:list-item>
                      <text:p text:style-name="P28">if the file exists locally, a copy will be sent to the user</text:p>
                      <text:list>
                        <text:list-item>
                          <text:p text:style-name="P28">the user will be prompted to <text:span text:style-name="T1">write a message</text:span> to the file</text:p>
                        </text:list-item>
                        <text:list-item>
                          <text:p text:style-name="P28">the file contents will be overwritten with the message</text:p>
                        </text:list-item>
                        <text:list-item>
                          <text:p text:style-name="P28">the file will then be sent back again to the server</text:p>
                        </text:list-item>
                        <text:list-item>
                          <text:p text:style-name="P29">if there exists replicated copies of the files they will also be updated</text:p>
                        </text:list-item>
                      </text:list>
                    </text:list-item>
                    <text:list-item>
                      <text:p text:style-name="P28">if the file exists on another server, the user will be given that server’s ip address to connect to that server to get the file</text:p>
                    </text:list-item>
                  </text:list>
                </text:list-item>
                <text:list-item>
                  <text:p text:style-name="P28">if the file does not exist the server will give a message to the user saying cannot write as file does not exists first create file</text:p>
                </text:list-item>
              </text:list>
            </text:list-item>
          </text:list>
        </text:list-item>
      </text:list>
      <text:p text:style-name="P5"/>
      <text:p text:style-name="P6"/>
      <text:p text:style-name="P6"/>
      <text:p text:style-name="P6"/>
      <text:p text:style-name="P6"/>
      <text:p text:style-name="P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Architecture:</text:p>
      <text:p text:style-name="P6"/>
      <text:p text:style-name="P6">For the server, I have created two sockets one is for server-to-server communication while the other is for client-to-server communication. </text:p>
      <text:p text:style-name="P6"/>
      <text:p text:style-name="P6">On the server, there are 4 threads:</text:p>
      <text:list xml:id="list626597628" text:style-name="L4">
        <text:list-item>
          <text:p text:style-name="P30">listen_server: the thread listens for incoming server connections. If there is a new connection the thread then calls the listen_server thread</text:p>
        </text:list-item>
        <text:list-item>
          <text:p text:style-name="P30">listen_client: the thread listens for incoming client connections. If there is a new connection the thread then calls the listen_client thread</text:p>
        </text:list-item>
        <text:list-item>
          <text:p text:style-name="P30">receive_from_server: the thread waits for a message from the connected server socket and performs the request of the message</text:p>
        </text:list-item>
        <text:list-item>
          <text:p text:style-name="P30">receive_from_client: the thread waits for a message from the connected client socket and performs the request of the message</text:p>
        </text:list-item>
      </text:list>
      <text:p text:style-name="P6"/>
      <text:p text:style-name="P12">The client connects with one server and performs its tasks on that server. If that server does not have the file the server sends the IP address of the server to the client. The client then connects with that server to perform its tasks.</text:p>
      <text:p text:style-name="P12"/>
      <text:p text:style-name="P7"><text:span text:style-name="T5"/></text:p>
      <text:p text:style-name="P7"><text:span text:style-name="T5">Semantics:</text:span></text:p>
      <text:p text:style-name="P7"/>
      <text:p text:style-name="P8">Single System Image: </text:p>
      <text:p text:style-name="P8"/>
      <text:list xml:id="list3604086966" text:style-name="L5">
        <text:list-item>
          <text:p text:style-name="P31">The client does not know on which server the client is connected and also does not know which files the server has. The list command returns a global list containing all the files in all the servers.</text:p>
        </text:list-item>
      </text:list>
      <text:p text:style-name="P8"/>
      <text:p text:style-name="P8">Upload/download model:</text:p>
      <text:p text:style-name="P8"/>
      <text:list xml:id="list652849360" text:style-name="L6">
        <text:list-item>
          <text:p text:style-name="P32">When the client requests to read or write to a file the server gives the client the whole file and the client has the local copy of the file where the commands run</text:p>
        </text:list-item>
      </text:list>
      <text:p text:style-name="P8"/>
      <text:p text:style-name="P8"><text:span text:style-name="T12">Modified version of s</text:span>ession semantics:</text:p>
      <text:p text:style-name="P8"/>
      <text:list xml:id="list1828969527" text:style-name="L7">
        <text:list-item>
          <text:p text:style-name="P33">The server gives the same file to multiple clients on request. The server only updates the file after the client has edited the file <text:span text:style-name="T8">and closed it.</text:span> After the server receives the updated file, <text:span text:style-name="T8">subsequent requests for the file will be given the updated copy. </text:span></text:p>
        </text:list-item>
      </text:list>
      <text:p text:style-name="P8"/>
      <text:p text:style-name="P10">Replication:</text:p>
      <text:p text:style-name="P10"/>
      <text:list xml:id="list257356940" text:style-name="L8">
        <text:list-item>
          <text:p text:style-name="P34">When a client creates a file, the server receives the copy and then it randomly sends the copy of the file to one of the connected servers (assuming at-most 3 servers).</text:p>
        </text:list-item>
        <text:list-item>
          <text:p text:style-name="P35">When a client wants to write or append to a file the server sends the copy to the client. After the client has closed the file after editing or creation, the server receives the file and then checks in the global file list, if a copy of the file is available. If so, it then sends the file to that server to update.</text:p>
        </text:list-item>
      </text:list>
      <text:p text:style-name="P8"/>
      <text:p text:style-name="P9"/>
      <text:p text:style-name="P17"/>
      <text:p text:style-name="P17"/>
      <text:p text:style-name="P17"/>
      <text:p text:style-name="P17"/>
      <text:p text:style-name="P17"><text:soft-page-break/>Assumptions:</text:p>
      <text:p text:style-name="P9"/>
      <text:list xml:id="list717993625" text:style-name="L9">
        <text:list-item>
          <text:p text:style-name="P36">Most of the files are less than 1MB in size which is why the upload/download model is used. </text:p>
        </text:list-item>
        <text:list-item>
          <text:p text:style-name="P37">Files are mostly of the format [ .txt , .c , .py ]</text:p>
        </text:list-item>
        <text:list-item>
          <text:p text:style-name="P38">Files are frequently read but not edited that is why session semantics is preferred.</text:p>
        </text:list-item>
      </text:list>
      <text:p text:style-name="P13"/>
      <text:p text:style-name="P40"/>
      <text:p text:style-name="P40">Limitations:</text:p>
      <text:p text:style-name="P40"/>
      <text:list xml:id="list3790343787" text:style-name="L10">
        <text:list-item>
          <text:p text:style-name="P44">Project has only been tested on .txt , .py and .c files.</text:p>
        </text:list-item>
        <text:list-item>
          <text:p text:style-name="P44">If a server is down, and has a copy of a replicated file then when it goes up again, it will not update the copy as I have not implemented a logging/versioning system to check that</text:p>
        </text:list-item>
        <text:list-item>
          <text:p text:style-name="P44">Have to manually configure the IPs for each server before running the code, no broadcast mechanism</text:p>
        </text:list-item>
        <text:list-item>
          <text:p text:style-name="P44">Client terminal asks for the command again if file is not available on the server it is connected to.</text:p>
        </text:list-item>
        <text:list-item>
          <text:p text:style-name="P44">*If a client is writing to a file and in the meantime some other client comes and deletes the file then when the write is completed the file will be created again.</text:p>
        </text:list-item>
      </text:list>
      <text:p text:style-name="P43"/>
      <text:p text:style-name="P41">Learning:</text:p>
      <text:p text:style-name="P47"/>
      <text:list xml:id="list2424582107" text:style-name="L15">
        <text:list-item>
          <text:p text:style-name="P48">Realized the problems in maintaining a global file list from all servers</text:p>
          <text:list>
            <text:list-item>
              <text:p text:style-name="P50"><text:span text:style-name="T3">have to keep locks</text:span></text:p>
            </text:list-item>
            <text:list-item>
              <text:p text:style-name="P48">if server is down then should we remove the list or keep it?</text:p>
            </text:list-item>
          </text:list>
        </text:list-item>
        <text:list-item>
          <text:p text:style-name="P48">Customizing the architecture to the requirements.</text:p>
          <text:list>
            <text:list-item>
              <text:p text:style-name="P48">Used a modified version of session semantics where a client creates a session with the server and asks for a file but then gets a local copy which is only updated when the client closes the file.</text:p>
            </text:list-item>
          </text:list>
        </text:list-item>
        <text:list-item>
          <text:p text:style-name="P48">Explored different implementations of distributed file systems (open-source projects) to see how people have actually done it.</text:p>
        </text:list-item>
        <text:list-item>
          <text:p text:style-name="P48">Faced challenges when deleting/ updating replicated copies of the same file from the global file lists of each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 Nova" svg:font-family="'Proxima Nov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2:06:47.232493900</meta:creation-date>
    <dc:date>2018-12-14T23:18:35.527571475</dc:date>
    <meta:editing-duration>PT1H16M24S</meta:editing-duration>
    <meta:editing-cycles>10</meta:editing-cycles>
    <meta:generator>LibreOffice/6.0.3.2$Linux_X86_64 LibreOffice_project/00m0$Build-2</meta:generator>
    <meta:document-statistic meta:table-count="0" meta:image-count="0" meta:object-count="0" meta:page-count="5" meta:paragraph-count="87" meta:word-count="1232" meta:character-count="6754" meta:non-whitespace-character-count="5658"/>
  </office:meta>
</office:document-meta>
</file>